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MessageSendingTemplate.doConvert( Object payload , @ Nullable Map &lt; String , Object &gt; headers , @ Nullable MessagePostProcessor postProcessor )</text:p>
          </table:table-cell>
          <table:table-cell office:value-type="float" office:value="9">
            <text:p text:style-name="Table_20_Contents">9</text:p>
          </table:table-cell>
          <table:table-cell office:value-type="float" office:value="5">
            <text:p text:style-name="Table_20_Contents">5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AbstractMessageSendingTemplate.getMessageConve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ssageSendingTemplate.convertAndSend( D destination , Object payload , @ Nullable Map &lt; String , Object &gt; headers , @ Nullable MessagePostProcessor postProcesso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MessageSendingTemplate.getRequiredDefaultDestin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MessageSendingTemplate.send( Message &lt; ? &gt;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ssageSendingTemplate.convertAndSend( D destination , Object payload , @ Nullable MessagePostProcessor postProcess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ssageSendingTemplate.convertAndSend( Object payload , @ Nullable MessagePostProcessor postProcess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ssageSendingTemplate.getDefaultDestin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ssageSendingTemplate.convertAndSend( D destination , Object payload , @ Nullable Map &lt; String , Object &gt; h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ssageSendingTemplate.convertAndSend( D destination , Object paylo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ssageSendingTemplate.convertAndSend( Object payloa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ssageSendingTemplate.send( D destination , Message &lt; ? &gt;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ssageSendingTemplate.setDefaultDestination( @ Nullable D defaultDestin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ssageSendingTemplate.processHeadersToSend( @ Nullable Map &lt; String , Object &gt; h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ssageSendingTemplate.setMessageConverter( MessageConverter messageConver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